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style:font-name="Segoe UI Emoji" style:font-name-asian="Segoe UI Emoji" style:font-name-complex="Segoe UI Emoji"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color="#FF0000" fo:language="en" fo:country="US"/>
    </style:style>
  </office:automatic-styles>
  <office:body>
    <office:text text:use-soft-page-breaks="true">
      <text:p text:style-name="P1">Task 1</text:p>
      <text:p text:style-name="P2">General functionality covered.</text:p>
      <text:p text:style-name="P3">At “Post” click some of the articles are displayed more then once. They are cleaned<text:s/>with “Home”.</text:p>
      <text:p text:style-name="P4">Draft for displaying comments is not followed. The comment card looks like the article one.</text:p>
      <text:p text:style-name="P5">Task 2</text:p>
      <text:p text:style-name="Normal"><text:span text:style-name="T6">I like the small pics at home page. Any change of the familiar look is refreshing</text:span><text:span text:style-name="T7">😊</text:span></text:p>
      <text:p text:style-name="P8">All features<text:s/>are<text:s/>functional except for<text:s/>the<text:s/>Add Movie. The<text:s/>Add Movie<text:s/>btn works before logging in<text:s/>and the Add Movie feature seems not implemented.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ya Dimitrova</meta:initial-creator>
    <dc:creator>Milya Dimitrova</dc:creator>
    <meta:creation-date>2021-11-19T16:21:00Z</meta:creation-date>
    <dc:date>2021-11-19T16:21:00Z</dc:date>
    <meta:template xlink:href="Normal" xlink:type="simple"/>
    <meta:editing-cycles>2</meta:editing-cycles>
    <meta:editing-duration>PT60S</meta:editing-duration>
    <meta:document-statistic meta:page-count="1" meta:paragraph-count="1" meta:word-count="69" meta:character-count="463" meta:row-count="3" meta:non-whitespace-character-count="395"/>
  </office:meta>
</office:document-meta>
</file>